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771d"/>
    </style:style>
    <style:style style:name="P2" style:family="paragraph" style:parent-style-name="Standard">
      <style:text-properties officeooo:paragraph-rsid="000f986b"/>
    </style:style>
    <style:style style:name="P3" style:family="paragraph" style:parent-style-name="Standard">
      <style:text-properties officeooo:paragraph-rsid="00134aa7"/>
    </style:style>
    <style:style style:name="P4" style:family="paragraph" style:parent-style-name="Standard">
      <style:text-properties officeooo:rsid="0014d98b" officeooo:paragraph-rsid="0014d98b"/>
    </style:style>
    <style:style style:name="P5" style:family="paragraph" style:parent-style-name="Standard">
      <style:text-properties officeooo:paragraph-rsid="00161428"/>
    </style:style>
    <style:style style:name="P6" style:family="paragraph" style:parent-style-name="Standard">
      <style:text-properties fo:font-style="normal" officeooo:rsid="000d771d" style:font-style-asian="normal" style:font-style-complex="normal"/>
    </style:style>
    <style:style style:name="P7" style:family="paragraph" style:parent-style-name="Standard">
      <style:text-properties fo:font-style="normal" officeooo:rsid="000d771d" officeooo:paragraph-rsid="000d771d" style:font-style-asian="normal" style:font-style-complex="normal"/>
    </style:style>
    <style:style style:name="P8" style:family="paragraph" style:parent-style-name="Standard">
      <style:text-properties fo:font-style="normal" officeooo:rsid="000e8eec" officeooo:paragraph-rsid="00134aa7" style:font-style-asian="normal" style:font-style-complex="normal"/>
    </style:style>
    <style:style style:name="P9" style:family="paragraph" style:parent-style-name="Standard">
      <style:text-properties fo:font-style="normal" officeooo:rsid="000e8eec" officeooo:paragraph-rsid="001bf4aa" style:font-style-asian="normal" style:font-style-complex="normal"/>
    </style:style>
    <style:style style:name="P10" style:family="paragraph" style:parent-style-name="Standard">
      <style:text-properties fo:font-style="normal" officeooo:rsid="00134aa7" officeooo:paragraph-rsid="00134aa7" style:font-style-asian="normal" style:font-style-complex="normal"/>
    </style:style>
    <style:style style:name="P11" style:family="paragraph" style:parent-style-name="Standard">
      <style:text-properties fo:font-style="normal" officeooo:rsid="0014d98b" officeooo:paragraph-rsid="00134aa7" style:font-style-asian="normal" style:font-style-complex="normal"/>
    </style:style>
    <style:style style:name="P12" style:family="paragraph" style:parent-style-name="Standard">
      <style:text-properties fo:font-style="normal" officeooo:rsid="0014d98b" officeooo:paragraph-rsid="0014d98b" style:font-style-asian="normal" style:font-style-complex="normal"/>
    </style:style>
    <style:style style:name="P13" style:family="paragraph" style:parent-style-name="Standard">
      <style:text-properties fo:font-style="normal" officeooo:rsid="00161428" officeooo:paragraph-rsid="00161428" style:font-style-asian="normal" style:font-style-complex="normal"/>
    </style:style>
    <style:style style:name="P14" style:family="paragraph" style:parent-style-name="Standard">
      <style:text-properties officeooo:paragraph-rsid="000f986b"/>
    </style:style>
    <style:style style:name="P15" style:family="paragraph" style:parent-style-name="Standard">
      <style:text-properties officeooo:paragraph-rsid="001811c6"/>
    </style:style>
    <style:style style:name="P16" style:family="paragraph" style:parent-style-name="Standard">
      <style:text-properties officeooo:paragraph-rsid="001834df"/>
    </style:style>
    <style:style style:name="P17" style:family="paragraph" style:parent-style-name="Standard">
      <style:text-properties officeooo:paragraph-rsid="001a0e77"/>
    </style:style>
    <style:style style:name="P18" style:family="paragraph" style:parent-style-name="Standard">
      <style:text-properties officeooo:paragraph-rsid="001aa6d7"/>
    </style:style>
    <style:style style:name="P19" style:family="paragraph" style:parent-style-name="Standard">
      <style:text-properties style:text-underline-style="solid" style:text-underline-type="double" style:text-underline-width="auto" style:text-underline-color="font-color" officeooo:paragraph-rsid="001a0e77"/>
    </style:style>
    <style:style style:name="P20" style:family="paragraph" style:parent-style-name="Standard">
      <style:text-properties officeooo:rsid="001bf269" officeooo:paragraph-rsid="001bf269"/>
    </style:style>
    <style:style style:name="P21" style:family="paragraph" style:parent-style-name="Standard">
      <style:text-properties fo:font-weight="bold" officeooo:rsid="001bf269" officeooo:paragraph-rsid="001bf269" style:font-weight-asian="bold" style:font-weight-complex="bold"/>
    </style:style>
    <style:style style:name="P22" style:family="paragraph" style:parent-style-name="Standard">
      <style:text-properties officeooo:paragraph-rsid="001bf269"/>
    </style:style>
    <style:style style:name="P23" style:family="paragraph" style:parent-style-name="Standard">
      <style:text-properties officeooo:rsid="001bf4aa" officeooo:paragraph-rsid="001bf4aa"/>
    </style:style>
    <style:style style:name="P24" style:family="paragraph" style:parent-style-name="Standard">
      <style:text-properties officeooo:rsid="001bf4aa" officeooo:paragraph-rsid="001f336c"/>
    </style:style>
    <style:style style:name="P25" style:family="paragraph" style:parent-style-name="Standard">
      <style:text-properties officeooo:paragraph-rsid="001bf4aa"/>
    </style:style>
    <style:style style:name="P26" style:family="paragraph" style:parent-style-name="Standard">
      <style:text-properties officeooo:paragraph-rsid="001dca83"/>
    </style:style>
    <style:style style:name="P27" style:family="paragraph" style:parent-style-name="Standard">
      <style:text-properties officeooo:rsid="001f336c" officeooo:paragraph-rsid="001f336c"/>
    </style:style>
    <style:style style:name="P28" style:family="paragraph" style:parent-style-name="Standard">
      <style:text-properties officeooo:paragraph-rsid="001f336c"/>
    </style:style>
    <style:style style:name="T1" style:family="text">
      <style:text-properties officeooo:rsid="000d771d"/>
    </style:style>
    <style:style style:name="T2" style:family="text">
      <style:text-properties fo:font-style="italic" officeooo:rsid="000d771d" style:font-style-asian="italic" style:font-style-complex="italic"/>
    </style:style>
    <style:style style:name="T3" style:family="text">
      <style:text-properties fo:font-style="italic" officeooo:rsid="001427f5" style:font-style-asian="italic" style:font-style-complex="italic"/>
    </style:style>
    <style:style style:name="T4" style:family="text">
      <style:text-properties fo:font-style="italic" officeooo:rsid="00161428"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771d" style:font-style-asian="normal" style:font-style-complex="normal"/>
    </style:style>
    <style:style style:name="T7" style:family="text">
      <style:text-properties fo:font-style="normal" officeooo:rsid="000e8eec" style:font-style-asian="normal" style:font-style-complex="normal"/>
    </style:style>
    <style:style style:name="T8" style:family="text">
      <style:text-properties fo:font-style="normal" officeooo:rsid="000f986b" style:font-style-asian="normal" style:font-style-complex="normal"/>
    </style:style>
    <style:style style:name="T9" style:family="text">
      <style:text-properties fo:font-style="normal" officeooo:rsid="00121a07" style:font-style-asian="normal" style:font-style-complex="normal"/>
    </style:style>
    <style:style style:name="T10" style:family="text">
      <style:text-properties fo:font-style="normal" officeooo:rsid="00134aa7" style:font-style-asian="normal" style:font-style-complex="normal"/>
    </style:style>
    <style:style style:name="T11" style:family="text">
      <style:text-properties fo:font-style="normal" officeooo:rsid="001427f5" style:font-style-asian="normal" style:font-style-complex="normal"/>
    </style:style>
    <style:style style:name="T12" style:family="text">
      <style:text-properties fo:font-style="normal" officeooo:rsid="0014d98b" style:font-style-asian="normal" style:font-style-complex="normal"/>
    </style:style>
    <style:style style:name="T13" style:family="text">
      <style:text-properties fo:font-style="normal" officeooo:rsid="00161428" style:font-style-asian="normal" style:font-style-complex="normal"/>
    </style:style>
    <style:style style:name="T14" style:family="text">
      <style:text-properties fo:font-style="normal" officeooo:rsid="0016bc2a" style:font-style-asian="normal" style:font-style-complex="normal"/>
    </style:style>
    <style:style style:name="T15" style:family="text">
      <style:text-properties fo:font-style="normal" officeooo:rsid="001811c6" style:font-style-asian="normal" style:font-style-complex="normal"/>
    </style:style>
    <style:style style:name="T16" style:family="text">
      <style:text-properties fo:font-style="normal" officeooo:rsid="001834df" style:font-style-asian="normal" style:font-style-complex="normal"/>
    </style:style>
    <style:style style:name="T17" style:family="text">
      <style:text-properties fo:font-style="normal" officeooo:rsid="001a0e77" style:font-style-asian="normal" style:font-style-complex="normal"/>
    </style:style>
    <style:style style:name="T18" style:family="text">
      <style:text-properties fo:font-style="normal" officeooo:rsid="001aa6d7" style:font-style-asian="normal" style:font-style-complex="normal"/>
    </style:style>
    <style:style style:name="T19" style:family="text">
      <style:text-properties fo:font-style="normal" fo:background-color="#ffff00" loext:char-shading-value="0" style:font-style-asian="normal" style:font-style-complex="normal"/>
    </style:style>
    <style:style style:name="T20" style:family="text">
      <style:text-properties fo:font-style="normal" officeooo:rsid="000e8eec" fo:background-color="#ffff00" loext:char-shading-value="0"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bf269" style:font-style-asian="normal" style:font-weight-asian="normal" style:font-style-complex="normal" style:font-weight-complex="normal"/>
    </style:style>
    <style:style style:name="T23" style:family="text">
      <style:text-properties fo:font-style="normal" fo:font-weight="normal" officeooo:rsid="001bf4aa" style:font-style-asian="normal" style:font-weight-asian="normal" style:font-style-complex="normal" style:font-weight-complex="normal"/>
    </style:style>
    <style:style style:name="T24" style:family="text">
      <style:text-properties fo:font-style="normal" fo:font-weight="normal" officeooo:rsid="001dca83" style:font-style-asian="normal" style:font-weight-asian="normal" style:font-style-complex="normal" style:font-weight-complex="normal"/>
    </style:style>
    <style:style style:name="T25" style:family="text">
      <style:text-properties fo:font-style="normal" fo:font-weight="normal" officeooo:rsid="001f336c" style:font-style-asian="normal" style:font-weight-asian="normal" style:font-style-complex="normal" style:font-weight-complex="normal"/>
    </style:style>
    <style:style style:name="T26" style:family="text">
      <style:text-properties officeooo:rsid="001811c6"/>
    </style:style>
    <style:style style:name="T27" style:family="text">
      <style:text-properties officeooo:rsid="001a0e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So Brad made an excellent point earlier to stress that decision-making in complex socio-ecological systems is the focus of some extremely popular games. Indeed, such games often present players with hugely rich virtual environments in which all kinds of different actors interact.</text:span></text:p>
      <text:p text:style-name="P15"><text:span text:style-name="T26">- All games present the player with some game world, which are essentially the underlying model’s paramters. In games, players and NPCs take actions, which in modelling terms are your agents and inputs, whereas modelling outputs such as predictions are the game progress. </text:span></text:p>
      <text:p text:style-name="Standard">- <text:span text:style-name="T1">It’s interesting to note, then, that such games, and </text:span><text:span text:style-name="T2">models</text:span><text:span text:style-name="T6"> </text:span><text:span text:style-name="T15">in ecology, conservation and resource </text:span><text:span text:style-name="T6">management, are seen as a very different, separate thing.</text:span></text:p>
      <text:p text:style-name="P6">- I wanted to spend the next 15 minutes or so talking a little bit more about this model-game interface and hopefully showing you an example of how we might better exploit this link in conservation science.</text:p>
      <text:p text:style-name="P6"/>
      <text:p text:style-name="P6"/>
      <text:p text:style-name="P7">- One major element of the sustainable development goals is sustainable management and use of natural resources, and balancing the need to maintain biodiversity with global food security. To help achieve these goals, and to measure progress towards them, the use of various predictive modelling tools have become indispensible, and have of course a long history, particularly in areas such as fish stock management.</text:p>
      <text:p text:style-name="P1"><text:span text:style-name="T6">- Of course such models naturally often focus on the natural resource itself, for example the population dynamics of hunted animals under various levels of harvesting. </text:span><text:span text:style-name="T7">As ecologists and conservation biologists we have become very good at constructing such models. However, it has also long been recognised that this is of course only one part of the puzzle; the other crucial part is the need to really understand how human decision-making interacts with the natural resource, and how the decision-making process itself might change. [</text:span><text:span text:style-name="T20">EXAMPLE COD?</text:span><text:span text:style-name="T7">]</text:span></text:p>
      <text:p text:style-name="P1"><text:span text:style-name="T7">- This is where the modelling of socio-ecological systems comes in, that is, frameworks of models that have explicit components for not only the natural resource in question, but also the users and managers of this resource, and their dynamics or decision-making. </text:span><text:span text:style-name="T8">While this is great and has already led to some huge improvements in model utility, it does, of course, come with added complexity of the models.</text:span></text:p>
      <text:p text:style-name="P2"><text:span text:style-name="T8">- This added complexity comes with a couple of further important challenges. First of all, communication and understanding. </text:span><text:span text:style-name="T14">[[ELABORATE]] </text:span><text:span text:style-name="T8">Second, the because </text:span><text:span text:style-name="T14">such </text:span><text:span text:style-name="T8">model</text:span><text:span text:style-name="T14">s</text:span><text:span text:style-name="T8"> now not only include a population model for, for example, an animal population, we now also need to explicitly model the human decision-making processes involved – so to be able to parameterise these models, we really need data on human decision-making in the right context, with all of the nuances involved.</text:span></text:p>
      <text:p text:style-name="P2"><text:span text:style-name="T8">- We believe that by casting these models as interactive games, we can potentially address both of these challenges, and </text:span><text:span text:style-name="T9">I’ll here show you how we’ve made a start at doing this by developing Animal &amp; Farm, a game front end for the socio-ecological modelling framework GMSE.</text:span></text:p>
      <text:p text:style-name="P2"><text:span text:style-name="T9"/></text:p>
      <text:p text:style-name="P1"><text:span text:style-name="T7">- GMSE </text:span><text:span text:style-name="T9">was developed by Brad in the ConFooBio group, and is an agent-based suite of models for socio-ecological systems. I’ll start by saying that it’s going to be challenging to give you enough details on how GMSE works in the time I’ve got here, so I’ll give you a quick overview of the general idea.</text:span></text:p>
      <text:p text:style-name="P16"><text:span text:style-name="T9">- GMSE consists of a number of submodels which model a natural resource, the users and managers of the resource, and the process of observation of the resource. While this framework could be applied to a number of different contexts, for brevity and simplicity here I’m going to talk about this as the “natural resource” being a population of wild animals, such as geese for example, which move, graze and reproduce on a landscape that is divided in a number of farms. Each of these farms is operated by a farmer, who may incur damage to their crop yield, from the presence of geese.</text:span></text:p>
      <text:p text:style-name="P16"><text:span text:style-name="T9"/></text:p>
      <text:p text:style-name="P16"><text:span text:style-name="T9">- </text:span><text:span text:style-name="T16">F</text:span><text:span text:style-name="T9">armers aim to maximise their crop yield, and to do so they can spend some annual budget to either tend their crops, scare geese off their land, or hunt and kill geese. The latter two actions may </text:span><text:soft-page-break/><text:span text:style-name="T9">compensate for the loss of yield to some extent, but of course can have a negative effect on the animal population, potentially leading to extinction.</text:span></text:p>
      <text:p text:style-name="P16"><text:span text:style-name="T9">- The management model in GMSE represents a natural resource manager (for example in a government), who aims to maintain the population at a certain level – avoiding extinction of the animals. The manager can do this by setting costs for hunting and scaring licences for farmers – so to limit the amount of hunting taking place, the manager can make the licences more costly, so that within the farmers’ fixed budget, hunting would be less viable. </text:span><text:span text:style-name="T10">Likewise, if the animal population is well over target, the manager may lower the cost of hunting licences, and implicitly encourage removal of some of the animals.</text:span></text:p>
      <text:p text:style-name="P16"><text:span text:style-name="T10">- In each time step of GMSE, the animal population growths (or shrinks), grazes and moves on the landscape, the manager sets costs for future actions based on whether a population increase or decrease is desired, the farmers choose their actions according to how they can most effectively maximise yield (possibly hunting or scaring animals), and the cycle continues.</text:span></text:p>
      <text:p text:style-name="P8"/>
      <text:p text:style-name="P3"><text:span text:style-name="T7">- </text:span><text:span text:style-name="T10">They key thing to note, here, is that GMSE somehow needs to model the decision-making process for both the manager and the farmers – what are the “best” costs or actions, given the state of the animal population and landscape yield? I don’t have time to go into a lot of details, but it does this by using a form of optimisation algorithm (a genetic algorithm). For this to work, we need a goal that is “optimised” – and in the current implementation, for farmers this is maximising crop yield, and for managers this is minimising the difference between an animal population level and a given population target. Note that this means that the modelled manager, for example, only really has “eyes” for biodiversity – the state of the animal population. This modelled agent does not take account of the farmers’ yield, that is, any social or economic considerations. While this makes the modelling relatively tractable, it is of course not reflective of the majority of policymaking in natural resource management – even if the overall objective is protection of biodiversity, it is widely recognised that it is crucial to take account of the wider social contexts of decisions, the needs of those who are for example negatively affected by wild grazing animals damaging crops.</text:span></text:p>
      <text:p text:style-name="P10"/>
      <text:p text:style-name="P3"><text:span text:style-name="T10">- </text:span><text:span text:style-name="T11">While it would be possible the implement decision-making algorithms that could balance multiple objectives, it is challenging to do so in a way that really reflects all of the nuances and variability of real-world decision-making – for a start it would still need an a priori choice of </text:span><text:span text:style-name="T3">how</text:span><text:span text:style-name="T11"> to balance objectives.</text:span></text:p>
      <text:p text:style-name="P3"><text:span text:style-name="T11">- An alternative approach would be a “big data” approach that collects management decisions made by real human beings making those same management decisions – here the choice of action costs set – in the modelled system. Of course individual human being’s decisions may be biased or error-prone, but if enough data is collected from a big and representative sample of decision-makers, it will be reasonable to assume that the resulting data will still be a realistic reflection of decision-making, at least in the modelled environment. This data could then be used </text:span><text:span text:style-name="T12">to parameterise machine learning algorithms that may replace the current single-objective GA in GMSE.</text:span></text:p>
      <text:p text:style-name="P11"/>
      <text:p text:style-name="P4"><text:span text:style-name="T5">[[ </text:span><text:span text:style-name="T19">HERE SHOW A&amp;F INTERACTIVELY</text:span><text:span text:style-name="T5"> ]]</text:span></text:p>
      <text:p text:style-name="P12">- <text:span text:style-name="T27">A&amp;F as game “front end” for GMSE.</text:span></text:p>
      <text:p text:style-name="P12">- <text:span text:style-name="T27">Intro screens, skip through quickly</text:span></text:p>
      <text:p text:style-name="P12">- <text:span text:style-name="T27">Game UI.</text:span></text:p>
      <text:p text:style-name="P17"><text:span text:style-name="T17">- Highlight landscape, animal positions, farms.</text:span></text:p>
      <text:p text:style-name="P17"><text:span text:style-name="T17">- Highlight plot of animal population observations, trajectories. Also YIELD earned by farmers.</text:span></text:p>
      <text:p text:style-name="P17"><text:span text:style-name="T17">- Farmers actions taken in last time step.</text:span></text:p>
      <text:p text:style-name="P17"><text:span text:style-name="T17">- Player inputs. Budget, costs for hunting and costs for scaring for farmers in next time step.</text:span></text:p>
      <text:p text:style-name="P17"><text:span text:style-name="T17">- DEMONSTRATE. Increasing culling cost, less culling next time step. Increase scaring cost, less scaring in next time step.</text:span></text:p>
      <text:p text:style-name="P18"><text:span text:style-name="T17">- Show proces to increase pop size, process to decrease. Demonstrate one “ideal” run, one “extinction” run.</text:span></text:p>
      <text:p text:style-name="P18"><text:soft-page-break/><text:span text:style-name="T17">- </text:span><text:span text:style-name="T18">Note overall player goal to maintain both animal population AND YIELD of their choice, so not one or the other necessarily. Their choice.</text:span></text:p>
      <text:p text:style-name="P18"><text:span text:style-name="T17">- Briefly mention scores – DON’T ELABORATE.</text:span></text:p>
      <text:p text:style-name="P17"><text:span text:style-name="T17"/></text:p>
      <text:p text:style-name="P21"><text:span text:style-name="T17">A</text:span><text:span text:style-name="T5">&amp;F: trial play data</text:span></text:p>
      <text:p text:style-name="P22"><text:span text:style-name="T22">- All game play data in AnF collected in database</text:span></text:p>
      <text:p text:style-name="P22"><text:span text:style-name="T22">- Essentially provides data on game outcomes (e.g. animal population trajectories) as result of game choices made (i.e. costs set).</text:span></text:p>
      <text:p text:style-name="P22"><text:span text:style-name="T22">- Here examples of such game outcomes from a sample of trial plays we collated.</text:span></text:p>
      <text:p text:style-name="P22"><text:span text:style-name="T22">- Game sessions showing huge variation in “outcome”; some rapid growth, others leading to extinction of population.</text:span></text:p>
      <text:p text:style-name="P22"><text:span text:style-name="T22">- Not shown here, but obvs these result of series of cost choices made by player. Such data useful to assess how different decision strategies would lead to different outcomes, and how.</text:span></text:p>
      <text:p text:style-name="P22"><text:span text:style-name="T22">- Also possible assess differences (in outcome and decisions) as game “world”, i.e. parameters change – here example more apparent extinctions when variability in land ownership higher.</text:span></text:p>
      <text:p text:style-name="P22"><text:span text:style-name="T22">- Highlight potential to vary all paras in GMSE.</text:span></text:p>
      <text:p text:style-name="P22"><text:span text:style-name="T22"/></text:p>
      <text:p text:style-name="P23"><text:span text:style-name="T22">A</text:span><text:span text:style-name="T21">&amp;F: potential &amp; caveats (1)</text:span></text:p>
      <text:p text:style-name="P23"><text:span text:style-name="T21">Potential</text:span></text:p>
      <text:p text:style-name="P23"><text:span text:style-name="T21">- Believe big potential in further development of approach; here briefly highlighting three areas.</text:span></text:p>
      <text:p text:style-name="P25"><text:span text:style-name="T23">- First, approach can serve as generating a “big data” source for empirical data that we may use to eventually add alternative decision-making algorithms in GMSE. Given big enough data sets collated from enough players, data could be used to train machine learning AI models which reflect a wide sample of decision-making strategies, which may reflect a broader range of considerations than single objectives.</text:span></text:p>
      <text:p text:style-name="P25"><text:span text:style-name="T23">- Second, approach may serve as platform for in silico experiments on decision-making in natural resource management. For example, testing how variation in certain model parameters may affect decisions in contrasting stakeholder groups.</text:span></text:p>
      <text:p text:style-name="P25"><text:span text:style-name="T23">- Finally, going back to model communication – approach provides a more “user friendly” way to present models, model use, and in particularly talk about model shortcomings. This may be for example in formal teaching or training courses, or in explaining the model function to non-specialist stakeholders.</text:span></text:p>
      <text:p text:style-name="P23"><text:span text:style-name="T21"/></text:p>
      <text:p text:style-name="P23"><text:span text:style-name="T22">A</text:span><text:span text:style-name="T21">&amp;F: potential &amp; caveats (2)</text:span></text:p>
      <text:p text:style-name="P23"><text:span text:style-name="T22">C</text:span><text:span text:style-name="T21">aveats (1)</text:span></text:p>
      <text:p text:style-name="P23"><text:span text:style-name="T21">- </text:span><text:span text:style-name="T24">Many caveats and shortcomings. Here highlight only a few.</text:span></text:p>
      <text:p text:style-name="P25"><text:span text:style-name="T24">- Feedback from trial plays highlighted some potential issues; two key ones being that the game is not realistic, missing features, not reflective of “real world”, or that game itself is not very good or very engaging, and isn’t really a “game” as such.</text:span></text:p>
      <text:p text:style-name="P23"><text:span text:style-name="T21">Caveats (2)</text:span></text:p>
      <text:p text:style-name="P23"><text:span text:style-name="T22">- </text:span><text:span text:style-name="T24">Completely agree on both counts – game design needs work. Not game designers, and building collabs with professional game designers will be key in this.</text:span></text:p>
      <text:p text:style-name="P23"><text:span text:style-name="T24">- Missing features – important to highlight what I’ve shown in only tip of iceberg in terms of possibilities of adding game features/varying parameters. Large number of options in GMSE and would only be matter of adding to the game interface itself.</text:span></text:p>
      <text:p text:style-name="P26"><text:span text:style-name="T24">- Worth highlighting that criticism of lack of realism is really a criticism of the underlying model though, rather than the game – all models have assumptions and limitations and this point actually highlights how model-game interfaces can play an important role in highlighting this.</text:span></text:p>
      <text:p text:style-name="P26"><text:span text:style-name="T24"/></text:p>
      <text:p text:style-name="P26"><text:span text:style-name="T24"/></text:p>
      <text:p text:style-name="P23"><text:span text:style-name="T24"/></text:p>
      <text:p text:style-name="P23"><text:span text:style-name="T24"/></text:p>
      <text:p text:style-name="P23"><text:soft-page-break/><text:span text:style-name="T22"/></text:p>
      <text:p text:style-name="P23"><text:span text:style-name="T22"/></text:p>
      <text:p text:style-name="P23"><text:span text:style-name="T22">A</text:span><text:span text:style-name="T21">&amp;F: potential &amp; caveats (3)</text:span></text:p>
      <text:p text:style-name="P23"><text:span text:style-name="T22">C</text:span><text:span text:style-name="T21">aveats (3)</text:span></text:p>
      <text:p text:style-name="P28"><text:span text:style-name="T25">- Other main point of critisism received is that not realistic to “trust” decision making data, as human decisions are biased. Not all players playing with same intentions.</text:span></text:p>
      <text:p text:style-name="P24"><text:span text:style-name="T25">Caveats (4)</text:span></text:p>
      <text:p text:style-name="P28"><text:span text:style-name="T25">- We agree, and important point. Highlights need for collating data of very large number of decisions from very large number of different players.</text:span></text:p>
      <text:p text:style-name="P28"><text:span text:style-name="T25">- Key to note, though, that variability, and potentially error and bias, is what we want data on – we already have very rational and efficient decision-making algorithms who could make decisions “perfectly” – idea is to collate “noisy” empirical data, and deal with this noise through a “big data” approach instead.</text:span></text:p>
      <text:p text:style-name="P28"><text:span text:style-name="T25">- Nevertheless, highlights need to carefully consider sampling strategies of audience relative to specific purpose of data collection, as well as careful framing of game.</text:span></text:p>
      <text:p text:style-name="P28"><text:span text:style-name="T25">- Also important to end on final note that obvs decision making data only relevant to the game context presented – here natural resource management of single species with only couple of possible actions by farmers. Clearly, data not useful for parameterising mdoels with more actions or more species – further adaptation of model and game needed for this, but possible.</text:span></text:p>
      <text:p text:style-name="P24"><text:span text:style-name="T21"/></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roen Minderman</meta:initial-creator>
    <meta:creation-date>2021-09-19T12:11:49.385692118</meta:creation-date>
    <dc:date>2021-09-21T09:31:24.292810386</dc:date>
    <dc:creator>Jeroen Minderman</dc:creator>
    <meta:editing-duration>PT8H39S</meta:editing-duration>
    <meta:editing-cycles>7</meta:editing-cycles>
    <meta:generator>LibreOffice/6.4.7.2$Linux_X86_64 LibreOffice_project/40$Build-2</meta:generator>
    <meta:document-statistic meta:table-count="0" meta:image-count="0" meta:object-count="0" meta:page-count="4" meta:paragraph-count="59" meta:word-count="2036" meta:character-count="12482" meta:non-whitespace-character-count="10484"/>
  </office:meta>
</office:document-meta>
</file>